
<file path=META-INF/manifest.xml><?xml version="1.0" encoding="utf-8"?>
<!DOCTYPE manifest  PUBLIC '-//OpenOffice.org//DTD Manifest 1.0//EN'  'Manifest.dtd'>
<manifest:manifest xmlns:manifest="http://openoffice.org/2001/manifest">
  <manifest:file-entry manifest:media-type="application/vnd.oasis.opendocument.presentation" manifest:full-path="/"/>
  <manifest:file-entry manifest:media-type="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anim="urn:oasis:names:tc:opendocument:xmlns:animation:1.0" xmlns:smil="urn:oasis:names:tc:opendocument:xmlns:smil-compatible:1.0" office:version="1.0">
  <office:scripts/>
  <office:automatic-styles>
    <style:style style:name="pr1" style:family="presentation">
      <style:graphic-properties draw:fill-color="#ffffff" fo:min-height="5.256cm"/>
    </style:style>
  </office:automatic-styles>
  <office:body>
    <office:presentation>
      <draw:page draw:name="page1" draw:master-page-name="Standard" presentation:presentation-page-layout-name="layout1">
        <draw:frame presentation:style-name="pr1" draw:id="id1" presentation:class="title" svg:x="2.058cm" svg:y="1.743cm" svg:width="23.912cm" svg:height="3.507cm">
          <draw:text-box>
            <text:p>effect1 activate by mouse click</text:p>
          </draw:text-box>
        </draw:frame>
        <draw:frame presentation:style-name="pr1" draw:id="id2" presentation:class="subtitle" svg:x="2.058cm" svg:y="5.838cm" svg:width="23.912cm" svg:height="13.23cm">
          <draw:text-box>
            <text:p>effect2 activate by 2 seconds after the finish of effect1</text:p>
          </draw:text-box>
        </draw:frame>
        <anim:seq presentation:node-type="main-sequence">
          <anim:par smil:begin="next">
            <anim:par smil:begin="0s">
              <anim:par smil:begin="0s" smil:fill="hold" presentation:node-type="on-click" presentation:preset-class="entrance" presentation:preset-id="ooo-entrance-appear">
                <anim:set smil:begin="0s" smil:dur="0.001s" smil:fill="hold" smil:targetElement="id1" smil:attributeName="visibility" smil:to="visible"/>
              </anim:par>
              <anim:par smil:begin="2s" smil:fill="hold" presentation:preset-property="Direction" presentation:node-type="with-previous" presentation:preset-class="entrance" presentation:preset-id="ooo-entrance-checkerboard" presentation:preset-sub-type="across">
                <anim:set smil:begin="0s" smil:dur="0.000666666666666667s" smil:fill="hold" smil:targetElement="id2" smil:attributeName="visibility" smil:to="visible"/>
                <anim:transitionFilter smil:dur="0.333333333333333s" smil:targetElement="id2" smil:type="checkerBoardWipe" smil:subtype="across"/>
              </anim:par>
            </anim:par>
          </anim:par>
        </anim:seq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  <style:presentation-page-layout style:name="layout1">
      <presentation:placeholder presentation:object="title" svg:x="2.058cm" svg:y="1.743cm" svg:width="23.912cm" svg:height="10cm"/>
      <presentation:placeholder presentation:object="subtitle" svg:x="2.058cm" svg:y="5.838cm" svg:width="23.912cm" svg:height="13.23cm"/>
    </style:presentation-page-layout>
  </office:styles>
  <office:automatic-styles>
 </office:automatic-styles>
  <office:master-styles>
    <style:master-page style:name="Standard" style:page-layout-name="PageLayout-1">
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